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/>
      <style:text-properties style:font-name="Times" fo:font-size="28.0pt"/>
    </style:style>
    <style:style style:name="P2" style:family="paragraph" style:parent-style-name="Standard">
      <style:paragraph-properties fo:margin-bottom="0.0972in" fo:line-height="120%"/>
      <style:text-properties style:font-name="Times" fo:font-size="12.0pt"/>
    </style:style>
    <style:style style:name="P3" style:family="paragraph" style:parent-style-name="Standard">
      <style:paragraph-properties fo:margin-bottom="0.0972in"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top="0.1665in" fo:margin-bottom="0.0835in"/>
      <style:text-properties style:font-name="Times" fo:font-size="12.0pt"/>
    </style:style>
    <style:style style:name="P5" style:family="paragraph" style:parent-style-name="Standard">
      <style:paragraph-properties fo:margin-bottom="0.0972in" fo:margin-left="1.0000in" fo:text-indent="-1.0000in" fo:line-height="120%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bottom="0.0972in" fo:margin-left="1.5000in" fo:text-indent="-1.5000in" fo:line-height="120%">
        <style:tab-stops>
          <style:tab-stop style:position="1.1528in"/>
          <style:tab-stop style:position="1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0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0in" text:min-label-width="0.25in"/>
      </text:list-level-style-number>
    </text:list-style>
  </office:automatic-styles>
  <office:body>
    <office:text>
      <text:p text:style-name="P1"><text:span text:style-name="T1">Socket Programming Exercise: SimpleFTP</text:span></text:p>
      <text:p text:style-name="P2"><text:span text:style-name="T2">This socket programming project is inspired by those of you who used “email” to transfer a file from a VM guest machine to the VM host.</text:span></text:p>
      <text:list text:style-name="L1">
        <text:list-item>
          <text:p text:style-name="P3">In this exercise, you have to write a client and server program, which uses TCP sockets underneath, to transfer a file from the server to the client.</text:p>
        </text:list-item>
        <text:list-item>
          <text:p text:style-name="P3">The program can be written in phases, with increasing levels of functionality in each step.</text:p>
        </text:list-item>
        <text:list-item>
          <text:p text:style-name="P3">The exercise is to be done individually.</text:p>
        </text:list-item>
      </text:list>
      <text:p text:style-name="P4"><text:span text:style-name="T1">Phase-1: Plain File Transfer [6 marks]</text:span></text:p>
      <text:list text:style-name="L2">
        <text:list-item>
          <text:p text:style-name="P3">Server called SimpleFTPServerPhase1.cpp</text:p>
          <text:list>
            <text:list-item>
              <text:p text:style-name="P5">2 command line arguments: portNum, fileToTransfer</text:p>
              <text:list>
                <text:list-item>
                  <text:p text:style-name="P6">Print usage on stderr and exit with exit-code 1, if wrong number of command line arguments are given</text:p>
                </text:list-item>
                <text:list-item>
                  <text:p text:style-name="P6">Print appropriate error message on stderr and exit with exit-code 2, if bind on given port fails</text:p>
                </text:list-item>
                <text:list-item>
                  <text:p text:style-name="P6">Print appropriate error message on stderr and exit with exit-code 3, if given file not present or not readable</text:p>
                </text:list-item>
              </text:list>
            </text:list-item>
            <text:list-item>
              <text:p text:style-name="P5">Server should listen on given port for incoming connection from client</text:p>
              <text:list>
                <text:list-item>
                  <text:p text:style-name="P6">STDOUT on successful bind “BindDone: portNum\n”</text:p>
                </text:list-item>
                <text:list-item>
                  <text:p text:style-name="P6">STDOUT on successful listen “ListenDone: portNum\n”</text:p>
                </text:list-item>
                <text:list-item>
                  <text:p text:style-name="P6">STDOUT on incoming connection “Client: ipaddr:port\n” where ipaddr and port are the client-side info</text:p>
                </text:list-item>
              </text:list>
            </text:list-item>
            <text:list-item>
              <text:p text:style-name="P5">Transfer the file over the TCP connection</text:p>
              <text:list>
                <text:list-item>
                  <text:p text:style-name="P6">STDOUT on successful transfer “TransferDone: <text:span text:style-name="T3">??xyz bytes</text:span>\n” where xyz is the size of the given file</text:p>
                </text:list-item>
              </text:list>
            </text:list-item>
            <text:list-item>
              <text:p text:style-name="P5">Server can exit after one successful file transfer</text:p>
            </text:list-item>
          </text:list>
        </text:list-item>
        <text:list-item>
          <text:p text:style-name="P3">Client called SimpleFTPClientPhase1.cpp</text:p>
          <text:list>
            <text:list-item>
              <text:p text:style-name="P5">2 command line arguments: serverIPAddr:port, fileToReceive</text:p>
              <text:list>
                <text:list-item>
                  <text:p text:style-name="P6">Print usage on stderr and exit with exit-code 1, if wrong number of command line arguments are given</text:p>
                </text:list-item>
                <text:list-item>
                  <text:p text:style-name="P6">Print appropriate error message on stderr and exit with exit-code 2, if connection to server fails</text:p>
                </text:list-item>
                <text:list-item>
                  <text:p text:style-name="P6">Print appropriate error message on stderr and exit with exit-code 3, if unable to create/write the given/received file</text:p>
                </text:list-item>
              </text:list>
            </text:list-item>
            <text:list-item>
              <text:p text:style-name="P5">Form a TCP connection to the given serverIPaddr:port</text:p>
              <text:list>
                <text:list-item>
                  <text:p text:style-name="P6">STDOUT on successful connection “ConnectDone: serverIPAddr:port\n”</text:p>
                </text:list-item>
              </text:list>
            </text:list-item>
            <text:list-item>
              <text:p text:style-name="P5">Receive the file from the socket and write to local file name as given in command line argument</text:p>
              <text:list>
                <text:list-item>
                  <text:p text:style-name="P6">STDOUT on successful file reception “FileWritten: <text:span text:style-name="T3">??xyz bytes</text:span>\n”</text:p>
                </text:list-item>
              </text:list>
            </text:list-item>
            <text:list-item>
              <text:p text:style-name="P5">Client can exit after one successful file reception</text:p>
            </text:list-item>
          </text:list>
        </text:list-item>
        <text:list-item>
          <text:p text:style-name="P3">Marking scheme:</text:p>
          <text:list>
            <text:list-item>
              <text:p text:style-name="P5">Correct exit codes at server: 1</text:p>
            </text:list-item>
            <text:list-item>
              <text:p text:style-name="P5">Correct exit codes at client: 1</text:p>
            </text:list-item>
            <text:list-item>
              <text:p text:style-name="P5">Correct file transfer: 4</text:p>
            </text:list-item>
          </text:list>
        </text:list-item>
      </text:list>
      <text:p text:style-name="P4"><text:span text:style-name="T1">Phase-2: File Name from Client [3+1=4 marks]</text:span></text:p>
      <text:list text:style-name="L2">
        <text:list-item>
          <text:p text:style-name="P3">Server called SimpleFTPServerPhase2.cpp, similar to phase1, except for the following</text:p>
          <text:list>
            <text:list-item>
              <text:p text:style-name="P5">Only one command-line argument, the portNum</text:p>
            </text:list-item>
            <text:list-item>
              <text:p text:style-name="P5">Until “incoming connection from client”, behaviour is same as phase-1, including various STDOUT</text:p>
            </text:list-item>
            <text:list-item>
              <text:p text:style-name="P5">After forming incoming connection from client, read a null-terminated string of the format “get fileName” where fileName is the file requested by the client</text:p>
              <text:list>
                <text:list-item>
                  <text:p text:style-name="P6">STDOUT after this “FileRequested: fileName\n”</text:p>
                </text:list-item>
                <text:list-item>
                  <text:p text:style-name="P6">If incorrect format of string from client, STDOUT “UnknownCmd\n”, also print appropriate error message on STDERR, and close the client connection</text:p>
                </text:list-item>
                <text:list-item>
                  <text:p text:style-name="P6">If file not present or not readable, STDOUT “FileTransferFail\n”, also print appropriate error message on STDERR, and close the client connection</text:p>
                </text:list-item>
              </text:list>
            </text:list-item>
            <text:list-item>
              <text:p text:style-name="P5">After this, file transfer behaviour similar to phase-1, STDOUT after transfer similar too</text:p>
            </text:list-item>
            <text:list-item>
              <text:p text:style-name="P5">DO NOT exit after file transfer, instead wait for the next connection from another client (i.e. server never exits, is in a loop)</text:p>
            </text:list-item>
          </text:list>
        </text:list-item>
        <text:list-item>
          <text:p text:style-name="P3">Client called SimpleFTPClientPhase2.cpp, similar to phase1, including command line arguments</text:p>
          <text:list>
            <text:list-item>
              <text:p text:style-name="P5">On successful server connection, send null terminated string “get fileName” for the file get request over the TCP connection</text:p>
            </text:list-item>
            <text:list-item>
              <text:p text:style-name="P5">Remaining behaviour same as phase1 client</text:p>
            </text:list-item>
          </text:list>
        </text:list-item>
        <text:list-item>
          <text:p text:style-name="P3">Marking scheme:</text:p>
          <text:list>
            <text:list-item>
              <text:p text:style-name="P5">Correct behaviour for fileName from client: 3</text:p>
            </text:list-item>
            <text:list-item>
              <text:p text:style-name="P5">Server supports many clients, one after another: 1</text:p>
            </text:list-item>
          </text:list>
        </text:list-item>
      </text:list>
      <text:p text:style-name="P4"><text:span text:style-name="T1">Phase-3: Simultaneous Multiple Clients [3+2=5 marks]</text:span></text:p>
      <text:list text:style-name="L2">
        <text:list-item>
          <text:p text:style-name="P3">Server called SimpleFTPServerPhase3.cpp, similar to phase2, except that it should support at least 2 simultaneous clients</text:p>
          <text:list>
            <text:list-item>
              <text:p text:style-name="P5">Note that the different simultaneous clients could have asked for different files</text:p>
            </text:list-item>
            <text:list-item>
              <text:p text:style-name="P5">You <text:span text:style-name="T2">do not</text:span><text:s/>have to use multiple threads (or multiple processes) for this; in fact I recommend strongly that you instead use the select system call appropriately</text:p>
            </text:list-item>
          </text:list>
        </text:list-item>
        <text:list-item>
          <text:p text:style-name="P3">Client called SimpleFTPClientPhase3.cpp, similar to phase2, except the following</text:p>
          <text:list>
            <text:list-item>
              <text:p text:style-name="P5">It should take a third command-line argument receiveInterval</text:p>
              <text:list>
                <text:list-item>
                  <text:p text:style-name="P6">The client should receive a maximum of 1000 bytes every receiveInternal (in ms)</text:p>
                </text:list-item>
              </text:list>
            </text:list-item>
            <text:list-item>
              <text:p text:style-name="P5">One of the purposes of this rate limiting feature of the client is to be able to easily test multiple simultaneous clients at the server</text:p>
            </text:list-item>
            <text:list-item>
              <text:p text:style-name="P5">Note that no rate limiting is required at the server side; TCP takes care of the flow control!</text:p>
            </text:list-item>
          </text:list>
        </text:list-item>
        <text:list-item>
          <text:p text:style-name="P3">Marking:</text:p>
          <text:list>
            <text:list-item>
              <text:p text:style-name="P5">Correct server implementation: 3</text:p>
            </text:list-item>
            <text:list-item>
              <text:p text:style-name="P5">Correct client implementation: 2</text:p>
            </text:list-item>
          </text:list>
        </text:list-item>
      </text:list>
      <text:p text:style-name="P4"><text:span text:style-name="T1">Phase-4: File Transfer in Both Directions [2+2+1=5 marks]</text:span></text:p>
      <text:list text:style-name="L3">
        <text:list-item>
          <text:p text:style-name="P3">Server called SimpleFTPServerPhase4.cpp, similar to phase2/phase3, except the following</text:p>
          <text:list>
            <text:list-item>
              <text:p text:style-name="P5">On successful incoming connection, read from the client either “get fileName” or “put fileName”</text:p>
            </text:list-item>
            <text:list-item>
              <text:p text:style-name="P5">If its a put command, the server should consider everything after the “null” of the above string as contents of the file to be received, and write to that file locally</text:p>
            </text:list-item>
          </text:list>
        </text:list-item>
        <text:list-item>
          <text:p text:style-name="P3">Client called SimpleFTPClientPhase4.cpp, similar to phase2/phase3, except to support the put command as well</text:p>
          <text:list>
            <text:list-item>
              <text:p text:style-name="P5">Command line arguments now: serverIPAddr:port, op, fileName, receiveInterval</text:p>
            </text:list-item>
            <text:list-item>
              <text:p text:style-name="P5">Here op is either get or put</text:p>
            </text:list-item>
          </text:list>
        </text:list-item>
        <text:list-item>
          <text:p text:style-name="P3">Marking scheme:</text:p>
          <text:list>
            <text:list-item>
              <text:p text:style-name="P5">Correct server: 2</text:p>
            </text:list-item>
            <text:list-item>
              <text:p text:style-name="P5">Correct client: 2</text:p>
            </text:list-item>
            <text:list-item>
              <text:p text:style-name="P5">Server still supports simultaneous clients: 1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  <meta:initial-creator>Bhaskaran Raman</meta:initial-creator>
  </office:meta>
</office:document-meta>
</file>